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6f7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6f7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6f7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6f7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6f7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6f7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6f7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6f7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6f7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6f7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6f7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6f7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6f7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6f7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6f7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6f7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6f7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ilhan Alexander Prieto Castr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8/7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892633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is Alexander Prieto Aguil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14005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5.99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2" meta:non-whitespace-character-count="1004"/>
    <meta:template xlink:type="simple" xlink:actuate="onRequest" xlink:title="Normal" xlink:href=""/>
  </office:meta>
</office:document-meta>
</file>